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5090" draw:opacity="100%" draw:opacity-name="Transparency_20_38" draw:textarea-horizontal-align="justify" draw:textarea-vertical-align="middle" draw:auto-grow-height="false" fo:min-height="2.157cm" fo:min-width="27.525cm" loext:decorative="false"/>
    </style:style>
    <style:style style:name="gr2" style:family="graphic" style:parent-style-name="standard">
      <style:graphic-properties draw:stroke="none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outline1">
      <style:graphic-properties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solid" draw:fill-color="#005090" draw:opacity="100%" draw:opacity-name="Transparency_20_3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28.025cm" svg:height="2.407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.999cm" svg:height="1.673cm" svg:x="1.911cm" svg:y="0.437cm">
          <draw:text-box>
            <text:p text:style-name="P2"><text:span text:style-name="T1">Slide Text</text:span></text:p>
          </draw:text-box>
        </draw:frame>
        <draw:frame presentation:style-name="pr1" draw:layer="layout" svg:width="25.199cm" svg:height="9.134cm" svg:x="1.4cm" svg:y="3.685cm" presentation:class="outline">
          <draw:text-box>
            <text:list text:style-name="L2">
              <text:list-item>
                <text:p>AAAAAAAAAAAAA</text:p>
              </text:list-item>
              <text:list-item>
                <text:p>BBBBBBBBBBBBBBBBBBB</text:p>
              </text:list-item>
              <text:list-item>
                <text:p>CCCCCCCCCCCCCCCCCCCCC</text:p>
              </text:list-item>
              <text:list-item>
                <text:p>DDDDDDDDDDDDD</text:p>
              </text:list-item>
              <text:list-item>
                <text:p>EEEEEEEEEEEEEEEEEE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38" draw:display-name="Transparency 38" draw:style="linear" draw:start="100%" draw:end="0%" draw:angle="45deg" draw:border="4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080ff" draw:auto-grow-width="true" fo:min-height="0.937cm" fo:min-width="12.346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color="#34b3fb" draw:fill="solid" draw:fill-color="#ffd040" draw:textarea-vertical-align="middle" draw:auto-grow-height="false" fo:min-height="15.75cm" fo:min-width="6.214cm" style:writing-mode="lr-tb" loext:decorative="false">
        <loext:stroke-complex-color loext:theme-type="accent2" loext:color-type="theme">
          <loext:transformation loext:type="lummod" loext:value="6000"/>
          <loext:transformation loext:type="lumoff" loext:value="4000"/>
        </loext:stroke-complex-color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solid" draw:fill-color="#ffd040"/>
      <style:paragraph-properties fo:text-align="center" style:writing-mode="lr-tb"/>
    </style:style>
    <style:style style:name="MP7" style:family="paragraph">
      <loext:graphic-properties draw:fill="solid" draw:fill-color="#9080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presentation:style-name="Mpr1" draw:text-style-name="MP6" draw:layer="backgroundobjects" svg:width="6.214cm" svg:height="15.75cm" svg:x="21.786cm" svg:y="0cm">
        <text:p text:style-name="MP5">Master Slide</text:p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7" draw:layer="backgroundobjects" svg:width="12.846cm" svg:height="1.187cm" svg:x="0cm" svg:y="14.563cm">
        <draw:text-box>
          <text:p text:style-name="MP5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08:50:04.257460816</meta:creation-date>
    <meta:editing-duration>PT2M38S</meta:editing-duration>
    <meta:editing-cycles>2</meta:editing-cycles>
    <meta:generator>Collabora_OfficeDev/24.04.6.2$Linux_X86_64 LibreOffice_project/6918f1dd45b7278aaa0dbf7b1beef0bc7b08c56e</meta:generator>
    <dc:date>2024-08-28T23:13:21.484960494</dc:date>
    <meta:document-statistic meta:object-count="25"/>
  </office:meta>
</office:document-meta>
</file>